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13bc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13bc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13bc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13bc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13bc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13bc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13bc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13bc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13bc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13bc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13bc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13bc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13bc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13bc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13bc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13bc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13bc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Katherin Nicole Pirto Menese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2/12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2002391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Dionni José Martinez Menese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2031221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34.53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71" meta:non-whitespace-character-count="1003"/>
    <meta:template xlink:type="simple" xlink:actuate="onRequest" xlink:title="Normal" xlink:href=""/>
  </office:meta>
</office:document-meta>
</file>